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24-12-06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24-02-21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23-01-0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22-01-2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21-01-2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20-01-18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9-02-02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8-01-31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7-01-2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6-01-25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5-01-15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4-01-1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3-02-11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1-12-07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0-12-15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10-01-2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9-02-05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8-02-0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7-01-3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6-01-18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5-01-20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4-02-0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3-02-07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2-01-09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1-01-09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2000-01-1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9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8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9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8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8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6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6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054095371301</text:p>
          </table:table-cell>
          <table:table-cell office:value-type="string" calcext:value-type="string">
            <text:p>196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